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Google Sans" svg:font-family="'Google Sans', Arial, sans-serif"/>
    <style:font-face style:name="LFT Etica" svg:font-family="'LFT Eti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text-properties officeooo:paragraph-rsid="001c13eb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52528" loext:opacity="100%" style:font-name="LFT Etica" fo:font-size="12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0a1b27" loext:opacity="100%" style:font-name="Open Sans" fo:font-size="14.25pt" fo:letter-spacing="normal" fo:font-style="normal" fo:font-weight="normal" style:font-weight-asian="bold" style:font-weight-complex="bold"/>
    </style:style>
    <style:style style:name="P6" style:family="paragraph" style:parent-style-name="Standard">
      <style:text-properties officeooo:rsid="001c13eb" officeooo:paragraph-rsid="001c13eb"/>
    </style:style>
    <style:style style:name="P7" style:family="paragraph" style:parent-style-name="Standard">
      <style:text-properties officeooo:rsid="001c20f0" officeooo:paragraph-rsid="001c20f0"/>
    </style:style>
    <style:style style:name="P8" style:family="paragraph" style:parent-style-name="Standard">
      <style:text-properties style:rfc-language-tag="en-GB-oxendict" fo:language="en" fo:country="GB" officeooo:rsid="001c20f0" officeooo:paragraph-rsid="001c20f0"/>
    </style:style>
    <style:style style:name="P9" style:family="paragraph" style:parent-style-name="Standard">
      <style:text-properties officeooo:rsid="001d40ed" officeooo:paragraph-rsid="001d40ed"/>
    </style:style>
    <style:style style:name="P10" style:family="paragraph" style:parent-style-name="Standard">
      <style:text-properties officeooo:rsid="001e1724" officeooo:paragraph-rsid="001e1724"/>
    </style:style>
    <style:style style:name="T1" style:family="text">
      <style:text-properties fo:font-variant="normal" fo:text-transform="none" fo:color="#e8e8e8" loext:opacity="100%" style:font-name="Google Sans" fo:font-size="12pt" fo:letter-spacing="normal" fo:font-style="normal" fo:font-weight="bold"/>
    </style:style>
    <style:style style:name="T2" style:family="text">
      <style:text-properties fo:font-variant="normal" fo:text-transform="none" fo:color="#252528" loext:opacity="100%" style:font-name="LFT Etica" fo:font-size="12pt" fo:letter-spacing="normal" fo:font-style="normal" fo:font-weight="normal"/>
    </style:style>
    <style:style style:name="T3" style:family="text">
      <style:text-properties fo:font-variant="normal" fo:text-transform="none" fo:color="#252528" loext:opacity="100%" style:font-name="LFT Etica" fo:font-size="12pt" fo:letter-spacing="normal" fo:font-style="normal" fo:font-weight="normal" officeooo:rsid="001c13eb"/>
    </style:style>
    <style:style style:name="T4" style:family="text">
      <style:text-properties fo:font-variant="normal" fo:text-transform="none" fo:color="#004097" loext:opacity="100%" style:font-name="LFT Etica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color="#000000" loext:opacity="100%" style:font-name="Google Sans" fo:font-weight="bold"/>
    </style:style>
    <style:style style:name="T6" style:family="text">
      <style:text-properties officeooo:rsid="001c13eb"/>
    </style:style>
    <style:style style:name="T7" style:family="text">
      <style:text-properties officeooo:rsid="001e1724"/>
    </style:style>
    <style:style style:name="T8" style:family="text">
      <style:text-properties officeooo:rsid="002008b1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 <text:s/>] Osculates </text:p>
      <text:p text:style-name="P2"/>
      <text:p text:style-name="P2">- formal humorous</text:p>
      <text:p text:style-name="P1">to <text:a xlink:type="simple" xlink:href="https://dictionary.cambridge.org/dictionary/english/kiss" text:style-name="Internet_20_link" text:visited-style-name="Visited_20_Internet_20_Link">kiss</text:a></text:p>
      <text:p text:style-name="P1"> </text:p>
      <text:p text:style-name="P1">mathematics   specialized</text:p>
      <text:p text:style-name="P1">to <text:a xlink:type="simple" xlink:href="https://dictionary.cambridge.org/dictionary/english/touch" text:style-name="Internet_20_link" text:visited-style-name="Visited_20_Internet_20_Link">touch</text:a> at a <text:a xlink:type="simple" xlink:href="https://dictionary.cambridge.org/dictionary/english/point" text:style-name="Internet_20_link" text:visited-style-name="Visited_20_Internet_20_Link">point</text:a> where two <text:a xlink:type="simple" xlink:href="https://dictionary.cambridge.org/dictionary/english/part" text:style-name="Internet_20_link" text:visited-style-name="Visited_20_Internet_20_Link">parts</text:a> of a <text:a xlink:type="simple" xlink:href="https://dictionary.cambridge.org/dictionary/english/curve" text:style-name="Internet_20_link" text:visited-style-name="Visited_20_Internet_20_Link">curve</text:a> have a <text:a xlink:type="simple" xlink:href="https://dictionary.cambridge.org/dictionary/english/common" text:style-name="Internet_20_link" text:visited-style-name="Visited_20_Internet_20_Link">common</text:a> <text:a xlink:type="simple" xlink:href="https://dictionary.cambridge.org/dictionary/english/tangent" text:style-name="Internet_20_link" text:visited-style-name="Visited_20_Internet_20_Link">tangent</text:a></text:p>
      <text:p text:style-name="Standard"/>
      <text:p text:style-name="Standard">[ <text:s/>] Fastidious - </text:p>
      <text:p text:style-name="P4"><text:span text:style-name="T5">excessively particular, critical, or demanding; hard to please.</text:span></text:p>
      <text:p text:style-name="P3"><text:span text:style-name="T1"/></text:p>
      <text:p text:style-name="Standard">[ <text:s/>] Defenestration </text:p>
      <text:p text:style-name="P4">the act of throwing a person or thing out of a window. / <text:span text:style-name="T6">r</text:span>emoving someone from an important position or office.</text:p>
      <text:p text:style-name="Standard"/>
      <text:p text:style-name="Standard"/>
      <text:p text:style-name="Standard">[ <text:s/>] Lachrymose</text:p>
      <text:p text:style-name="P3"><text:span text:style-name="T2">tending to cause tears; </text:span><text:a xlink:type="simple" xlink:href="https://www.dictionary.com/browse/mournful" text:style-name="Internet_20_link" text:visited-style-name="Visited_20_Internet_20_Link"><text:span text:style-name="T4">mournful</text:span></text:a><text:span text:style-name="T2">.</text:span></text:p>
      <text:p text:style-name="Standard"/>
      <text:p text:style-name="Standard"/>
      <text:p text:style-name="P2">[ <text:s/>] Octuplicate</text:p>
      <text:p text:style-name="P2"><text:span text:style-name="T2">to make eight copies of / </text:span><text:span text:style-name="T3">multiply by eight</text:span></text:p>
      <text:p text:style-name="Standard"/>
      <text:p text:style-name="Standard"/>
      <text:p text:style-name="Standard">[ <text:s/>] Pious</text:p>
      <text:p text:style-name="P4">wish to fulfill religious obligations.</text:p>
      <text:p text:style-name="P4">of or relating to religious devotion;</text:p>
      <text:p text:style-name="Standard"/>
      <text:p text:style-name="Standard"/>
      <text:p text:style-name="Standard">[ <text:s/>] Lugubrious</text:p>
      <text:p text:style-name="P4">mournful, dismal, or gloomy, especially in an affected, exaggerated, or unrelieved manner.</text:p>
      <text:p text:style-name="Standard"/>
      <text:p text:style-name="Standard"/>
      <text:p text:style-name="Standard">[ <text:s/>] Paroxysm</text:p>
      <text:p text:style-name="P3"><text:span text:style-name="T2">uncontrollable outburst, fit of emotion or action, </text:span><text:span text:style-name="Emphasis"><text:span text:style-name="T2">Pathology. </text:span></text:span><text:span text:style-name="T2">a severe attack or a sudden increase in intensity of a disease, usually recurring periodically.</text:span></text:p>
      <text:p text:style-name="P4"/>
      <text:p text:style-name="P6">[ <text:s/>] Parsimonious</text:p>
      <text:p text:style-name="P6">Frugal to the point of stinginess</text:p>
      <text:p text:style-name="P6"/>
      <text:p text:style-name="P6"/>
      <text:p text:style-name="P6">[ <text:s/>] Querulous</text:p>
      <text:p text:style-name="P6">Petulant, habitually complaining</text:p>
      <text:p text:style-name="P6"/>
      <text:p text:style-name="Standard">[ <text:s/>] Extemporization</text:p>
      <text:p text:style-name="Standard">: to do something extemporaneously : improvise</text:p>
      <text:p text:style-name="Standard">especially : to speak extemporaneously</text:p>
      <text:p text:style-name="Standard"/>
      <text:p text:style-name="Standard"/>
      <text:p text:style-name="Standard"><text:soft-page-break/>[ <text:s/>] Rejoinder</text:p>
      <text:p text:style-name="Standard">a reply, especially a sharp or witty one.</text:p>
      <text:p text:style-name="Standard"/>
      <text:p text:style-name="Standard"/>
      <text:p text:style-name="Standard">[ <text:s/>] Supercilious</text:p>
      <text:p text:style-name="Standard">coolly and patronizingly, <text:span text:style-name="T2">as a person or a facial expression</text:span></text:p>
      <text:p text:style-name="Standard"/>
      <text:p text:style-name="Standard"/>
      <text:p text:style-name="Standard">[ <text:s/>] Stertorous</text:p>
      <text:p text:style-name="P9">heavy snoring</text:p>
      <text:p text:style-name="Standard"/>
      <text:p text:style-name="Standard"/>
      <text:p text:style-name="Standard">[ <text:s/>] perspicacity</text:p>
      <text:p text:style-name="Standard">the ability to understand things quickly and make accurate judgments</text:p>
      <text:p text:style-name="Standard"/>
      <text:p text:style-name="Standard"/>
      <text:p text:style-name="Standard">[ <text:s/>] Languorous</text:p>
      <text:p text:style-name="Standard">mentally or physically tired or not active, in a way that feels or looks pleasant</text:p>
      <text:p text:style-name="Standard"/>
      <text:p text:style-name="Standard"/>
      <text:p text:style-name="Standard"/>
      <text:p text:style-name="Standard">[ <text:s/>] Glissando</text:p>
      <text:p text:style-name="P5">a rapid sliding up or down the musical scale</text:p>
      <text:p text:style-name="Standard"/>
      <text:p text:style-name="Standard"/>
      <text:p text:style-name="Standard">[ <text:s/>] Syncopation</text:p>
      <text:p text:style-name="Standard"><text:span text:style-name="T7">a </text:span>disturbance or interruption of the regular flow of rhythm</text:p>
      <text:p text:style-name="Standard"/>
      <text:p text:style-name="Standard"/>
      <text:p text:style-name="Standard">[ <text:s/>] Tautology / tautological</text:p>
      <text:p text:style-name="Standard">the saying of the same thing twice over in different words, generally considered to be a fault of style (e.g. they arrived one after the other in succession</text:p>
      <text:p text:style-name="Standard"/>
      <text:p text:style-name="Standard"/>
      <text:p text:style-name="Standard">[ <text:s/>] Phantasmagoria </text:p>
      <text:p text:style-name="Standard">a confused group of real or imagined images that change quickly, one following the other as in a dream</text:p>
      <text:p text:style-name="Standard"/>
      <text:p text:style-name="Standard"/>
      <text:p text:style-name="Standard"/>
      <text:p text:style-name="Standard">[ <text:s/>] Antediluvian</text:p>
      <text:p text:style-name="Standard">extremely old-fashioned</text:p>
      <text:p text:style-name="Standard"/>
      <text:p text:style-name="Standard"/>
      <text:p text:style-name="Standard">[ <text:s/>] Epithet</text:p>
      <text:p text:style-name="Standard">phrases or words used to accompany or take the place of the name of a person, place, or thing <text:span text:style-name="T7">eg Alexander 'The Great'</text:span></text:p>
      <text:p text:style-name="Standard"/>
      <text:p text:style-name="Standard"/>
      <text:p text:style-name="Standard"/>
      <text:p text:style-name="Standard">[ <text:s/>] Avuncular</text:p>
      <text:p text:style-name="Standard">suggestive of an uncle especially in kindliness or geniality</text:p>
      <text:p text:style-name="Standard"><text:soft-page-break/></text:p>
      <text:p text:style-name="Standard">[ <text:s/>] Recalcitrant </text:p>
      <text:p text:style-name="Standard">having an obstinately uncooperative attitude towards authority or discipline – <text:span text:style-name="T7">J Orm</text:span></text:p>
      <text:p text:style-name="Standard"/>
      <text:p text:style-name="Standard"/>
      <text:p text:style-name="Standard">[ <text:s/>] Gallimaufry </text:p>
      <text:p text:style-name="Standard">a hodgepodge; jumble; confused medley</text:p>
      <text:p text:style-name="Standard"/>
      <text:p text:style-name="P10"/>
      <text:p text:style-name="Standard">[ <text:s/>] Exiguous</text:p>
      <text:p text:style-name="Standard">very small in size or amount</text:p>
      <text:p text:style-name="Standard"/>
      <text:p text:style-name="Standard"/>
      <text:p text:style-name="Standard">[ <text:s/>] Cogitation <text:s text:c="2"/></text:p>
      <text:p text:style-name="Standard">the act of thinking very carefully about a subject, or the thoughts themselves</text:p>
      <text:p text:style-name="Standard"/>
      <text:p text:style-name="Standard"/>
      <text:p text:style-name="Standard">[ <text:s/>] Taciturn <text:s/></text:p>
      <text:p text:style-name="Standard">tending not to speak much</text:p>
      <text:p text:style-name="Standard"/>
      <text:p text:style-name="Standard"/>
      <text:p text:style-name="Standard">[ <text:s/>] Expectorate </text:p>
      <text:p text:style-name="Standard">cough or spit out (phlegm) from the throat or lungs.</text:p>
      <text:p text:style-name="Standard"/>
      <text:p text:style-name="Standard"/>
      <text:p text:style-name="Standard">[ <text:s/>] Proselytise </text:p>
      <text:p text:style-name="Standard">to try to persuade someone to change their religious or political beliefs or way of living to your own</text:p>
      <text:p text:style-name="Standard"/>
      <text:p text:style-name="Standard"/>
      <text:p text:style-name="Standard">[ <text:s/>] Assiduous</text:p>
      <text:p text:style-name="Standard">showing great care and perseverance</text:p>
      <text:p text:style-name="Standard"/>
      <text:p text:style-name="Standard"/>
      <text:p text:style-name="Standard">[ <text:s/>] Idolatrous</text:p>
      <text:p text:style-name="Standard"/>
      <text:p text:style-name="Standard">relating to the religious practice of praying to a picture or object:</text:p>
      <text:p text:style-name="Standard">Authorities destroyed a number of statues that were deemed idolatrous.</text:p>
      <text:p text:style-name="Standard"><text:s/></text:p>
      <text:p text:style-name="Standard">showing very great admiration or respect for someone or something, often too great:</text:p>
      <text:p text:style-name="Standard"/>
      <text:p text:style-name="Standard">[ <text:s/>] Sybaritic</text:p>
      <text:p text:style-name="Standard"/>
      <text:p text:style-name="Standard">fond of sensuous luxury or pleasure; self-indulgent- <text:span text:style-name="T8">loving expensive things</text:span></text:p>
      <text:p text:style-name="Standard"/>
      <text:p text:style-name="Standard">[ <text:s/>] Diffidence</text:p>
      <text:p text:style-name="Standard"><text:span text:style-name="T8">l</text:span>ack of confidence in oneself,</text:p>
      <text:p text:style-name="Standard"/>
      <text:p text:style-name="Standard"/>
      <text:p text:style-name="Standard">[ <text:s/>] Obsequious </text:p>
      <text:p text:style-name="Standard">obedient or attentive to an excessive or servile degree</text:p>
      <text:p text:style-name="Standard"/>
      <text:p text:style-name="Standard"/>
      <text:p text:style-name="Standard"><text:soft-page-break/>[ <text:s/>] Verisimilitude *</text:p>
      <text:p text:style-name="Standard">the appearance or semblance of truth; genuineness; authenticity.</text:p>
      <text:p text:style-name="Standard"/>
      <text:p text:style-name="Standard">The play lacked verisimilitude.</text:p>
      <text:p text:style-name="Standard"/>
      <text:p text:style-name="Standard">something, as an assertion, having merely the appearance of truth</text:p>
      <text:p text:style-name="Standard"/>
      <text:p text:style-name="Standard"/>
      <text:p text:style-name="Standard">[ <text:s/>] Sepulchral </text:p>
      <text:p text:style-name="Standard">relating to a tomb or interment.</text:p>
      <text:p text:style-name="Standard">"sepulchral monuments"</text:p>
      <text:p text:style-name="Standard">gloomy; dismal.</text:p>
      <text:p text:style-name="Standard"/>
      <text:p text:style-name="Standard"/>
      <text:p text:style-name="Standard"/>
      <text:p text:style-name="Standard"/>
      <text:p text:style-name="Standard"/>
      <text:p text:style-name="P7">to broaden your everyday vocabulary.</text:p>
      <text:p text:style-name="Standard"/>
      <text:p text:style-name="P8">categorise it with things like:</text:p>
      <text:p text:style-name="P7"/>
      <text:p text:style-name="P7">phrases for storytelling, arguments, emotions, 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Google Sans" svg:font-family="'Google Sans', Arial, sans-serif"/>
    <style:font-face style:name="LFT Etica" svg:font-family="'LFT Etica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1:10:51.983227811</meta:creation-date>
    <dc:date>2025-07-19T11:55:59.388310467</dc:date>
    <meta:editing-duration>PT33M16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90" meta:word-count="572" meta:character-count="3431" meta:non-whitespace-character-count="2889"/>
  </office:meta>
</office:document-meta>
</file>